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4.27566666666667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T-PiG-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number-columns-repeated="100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ENTRAD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TOT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4">
            <text:p>Aportació empresarial</text:p>
          </table:table-cell>
          <table:table-cell office:value-type="float" office:value="5000" table:style-name="ce17">
            <text:p>5000</text:p>
          </table:table-cell>
          <table:table-cell table:number-columns-repeated="12" table:style-name="ce4"/>
          <table:table-cell table:number-columns-repeated="16370" table:style-name="ce1"/>
        </table:table-row>
        <table:table-row table:style-name="ro2">
          <table:table-cell office:value-type="string" table:style-name="ce4">
            <text:p>Crèdits sol·licitats</text:p>
          </table:table-cell>
          <table:table-cell table:style-name="ce18"/>
          <table:table-cell table:number-columns-repeated="12" table:style-name="ce4"/>
          <table:table-cell table:number-columns-repeated="16370" table:style-name="ce1"/>
        </table:table-row>
        <table:table-row table:style-name="ro2">
          <table:table-cell office:value-type="string" table:style-name="ce6">
            <text:p>Vendes</text:p>
          </table:table-cell>
          <table:table-cell office:value-type="float" office:value="20000" table:style-name="ce17">
            <text:p>20000</text:p>
          </table:table-cell>
          <table:table-cell table:number-columns-repeated="4" table:style-name="ce4"/>
          <table:table-cell office:value-type="float" office:value="20000" table:style-name="ce4">
            <text:p>20000</text:p>
          </table:table-cell>
          <table:table-cell table:number-columns-repeated="5" table:style-name="ce4"/>
          <table:table-cell office:value-type="float" office:value="10000" table:style-name="ce4">
            <text:p>10000</text:p>
          </table:table-cell>
          <table:table-cell office:value-type="float" office:value="50000" table:formula="of:=SUM([.B4:.M4])" table:style-name="ce18">
            <text:p>50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Ajudes i subvencions</text:p>
          </table:table-cell>
          <table:table-cell table:style-name="ce17"/>
          <table:table-cell table:number-columns-repeated="11" table:style-name="ce5"/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Altres ingressos</text:p>
          </table:table-cell>
          <table:table-cell table:style-name="ce17"/>
          <table:table-cell table:number-columns-repeated="11" table:style-name="ce5"/>
          <table:table-cell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TOTAL ENTRADES</text:p>
          </table:table-cell>
          <table:table-cell office:value-type="float" office:value="25000" table:formula="of:=SUM([.B2:.B6])" table:style-name="ce2">
            <text:p>25000</text:p>
          </table:table-cell>
          <table:table-cell office:value-type="float" office:value="0" table:formula="of:=SUM([.C2:.C6])" table:style-name="ce2">
            <text:p>0</text:p>
          </table:table-cell>
          <table:table-cell office:value-type="float" office:value="0" table:formula="of:=SUM([.D2:.D6])" table:style-name="ce2">
            <text:p>0</text:p>
          </table:table-cell>
          <table:table-cell office:value-type="float" office:value="0" table:formula="of:=SUM([.E2:.E6])" table:style-name="ce2">
            <text:p>0</text:p>
          </table:table-cell>
          <table:table-cell office:value-type="float" office:value="0" table:formula="of:=SUM([.F2:.F6])" table:style-name="ce2">
            <text:p>0</text:p>
          </table:table-cell>
          <table:table-cell office:value-type="float" office:value="20000" table:formula="of:=SUM([.G2:.G6])" table:style-name="ce2">
            <text:p>20000</text:p>
          </table:table-cell>
          <table:table-cell office:value-type="float" office:value="0" table:formula="of:=SUM([.H2:.H6])" table:style-name="ce2">
            <text:p>0</text:p>
          </table:table-cell>
          <table:table-cell office:value-type="float" office:value="0" table:formula="of:=SUM([.I2:.I6])" table:style-name="ce2">
            <text:p>0</text:p>
          </table:table-cell>
          <table:table-cell office:value-type="float" office:value="0" table:formula="of:=SUM([.J2:.J6])" table:style-name="ce2">
            <text:p>0</text:p>
          </table:table-cell>
          <table:table-cell office:value-type="float" office:value="0" table:formula="of:=SUM([.K2:.K6])" table:style-name="ce2">
            <text:p>0</text:p>
          </table:table-cell>
          <table:table-cell office:value-type="float" office:value="0" table:formula="of:=SUM([.L2:.L6])" table:style-name="ce2">
            <text:p>0</text:p>
          </table:table-cell>
          <table:table-cell office:value-type="float" office:value="10000" table:formula="of:=SUM([.M2:.M6])" table:style-name="ce2">
            <text:p>10000</text:p>
          </table:table-cell>
          <table:table-cell office:value-type="float" office:value="50000" table:formula="of:=SUM([.N2:.N6])" table:style-name="ce2">
            <text:p>50000</text:p>
          </table:table-cell>
          <table:table-cell table:style-name="ce1"/>
          <table:table-cell office:value-type="float" office:value="25000" table:formula="of:=[.B7]" table:style-name="ce7">
            <text:p>25000</text:p>
          </table:table-cell>
          <table:table-cell office:value-type="float" office:value="25000" table:formula="of:=[.P7]+[.C7]" table:style-name="ce7">
            <text:p>25000</text:p>
          </table:table-cell>
          <table:table-cell office:value-type="float" office:value="25000" table:formula="of:=[.Q7]+[.D7]" table:style-name="ce7">
            <text:p>25000</text:p>
          </table:table-cell>
          <table:table-cell office:value-type="float" office:value="25000" table:formula="of:=[.R7]+[.E7]" table:style-name="ce7">
            <text:p>25000</text:p>
          </table:table-cell>
          <table:table-cell office:value-type="float" office:value="25000" table:formula="of:=[.S7]+[.F7]" table:style-name="ce7">
            <text:p>25000</text:p>
          </table:table-cell>
          <table:table-cell office:value-type="float" office:value="45000" table:formula="of:=[.T7]+[.G7]" table:style-name="ce7">
            <text:p>45000</text:p>
          </table:table-cell>
          <table:table-cell office:value-type="float" office:value="45000" table:formula="of:=[.U7]+[.H7]" table:style-name="ce7">
            <text:p>45000</text:p>
          </table:table-cell>
          <table:table-cell office:value-type="float" office:value="45000" table:formula="of:=[.V7]+[.I7]" table:style-name="ce7">
            <text:p>45000</text:p>
          </table:table-cell>
          <table:table-cell office:value-type="float" office:value="45000" table:formula="of:=[.W7]+[.J7]" table:style-name="ce7">
            <text:p>45000</text:p>
          </table:table-cell>
          <table:table-cell office:value-type="float" office:value="45000" table:formula="of:=[.X7]+[.K7]" table:style-name="ce7">
            <text:p>45000</text:p>
          </table:table-cell>
          <table:table-cell office:value-type="float" office:value="45000" table:formula="of:=[.Y7]+[.L7]" table:style-name="ce7">
            <text:p>45000</text:p>
          </table:table-cell>
          <table:table-cell office:value-type="float" office:value="55000" table:formula="of:=[.Z7]+[.M7]" table:style-name="ce7">
            <text:p>55000</text:p>
          </table:table-cell>
          <table:table-cell table:number-columns-repeated="2" table:style-name="ce8"/>
          <table:table-cell table:number-columns-repeated="16355"/>
        </table:table-row>
        <table:table-row table:style-name="ro1">
          <table:table-cell office:value-type="string" table:style-name="ce9">
            <text:p>EIXIDES</text:p>
          </table:table-cell>
          <table:table-cell table:number-columns-repeated="10" table:style-name="ce5"/>
          <table:table-cell table:number-columns-repeated="3" table:style-name="ce4"/>
          <table:table-cell table:style-name="ce1"/>
          <table:table-cell office:value-type="float" office:value="33040" table:formula="of:=SUM([.N11:.N23])" table:style-name="ce1">
            <text:p>33040</text:p>
          </table:table-cell>
          <table:table-cell office:value-type="float" office:value="33040" table:formula="of:=[.P8]" table:style-name="ce1">
            <text:p>33040</text:p>
          </table:table-cell>
          <table:table-cell office:value-type="float" office:value="33040" table:formula="of:=[.Q8]" table:style-name="ce1">
            <text:p>33040</text:p>
          </table:table-cell>
          <table:table-cell office:value-type="float" office:value="33040" table:formula="of:=[.R8]" table:style-name="ce1">
            <text:p>33040</text:p>
          </table:table-cell>
          <table:table-cell office:value-type="float" office:value="33040" table:formula="of:=[.S8]" table:style-name="ce1">
            <text:p>33040</text:p>
          </table:table-cell>
          <table:table-cell office:value-type="float" office:value="33040" table:formula="of:=[.T8]" table:style-name="ce1">
            <text:p>33040</text:p>
          </table:table-cell>
          <table:table-cell office:value-type="float" office:value="33040" table:formula="of:=[.U8]" table:style-name="ce1">
            <text:p>33040</text:p>
          </table:table-cell>
          <table:table-cell office:value-type="float" office:value="33040" table:formula="of:=[.V8]" table:style-name="ce1">
            <text:p>33040</text:p>
          </table:table-cell>
          <table:table-cell office:value-type="float" office:value="33040" table:formula="of:=[.W8]" table:style-name="ce1">
            <text:p>33040</text:p>
          </table:table-cell>
          <table:table-cell office:value-type="float" office:value="33040" table:formula="of:=[.X8]" table:style-name="ce1">
            <text:p>33040</text:p>
          </table:table-cell>
          <table:table-cell office:value-type="float" office:value="33040" table:formula="of:=[.Y8]" table:style-name="ce1">
            <text:p>33040</text:p>
          </table:table-cell>
          <table:table-cell office:value-type="float" office:value="33040" table:formula="of:=[.Z8]" table:style-name="ce1">
            <text:p>3304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6">
            <text:p>Compres actiu fix</text:p>
          </table:table-cell>
          <table:table-cell office:value-type="float" office:value="2400" table:style-name="ce5">
            <text:p>2400</text:p>
          </table:table-cell>
          <table:table-cell table:number-columns-repeated="9" table:style-name="ce5"/>
          <table:table-cell table:number-columns-repeated="2" table:style-name="ce4"/>
          <table:table-cell office:value-type="float" office:value="2400" table:formula="of:=SUM([.B9:.M9])" table:style-name="ce4">
            <text:p>24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Obres de condicioname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B10:.M10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at. primeres/mercaderie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B11:.M11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Lloguers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700" table:style-name="ce5">
            <text:p>700</text:p>
          </table:table-cell>
          <table:table-cell office:value-type="float" office:value="8400" table:formula="of:=SUM([.B12:.M12])" table:style-name="ce4">
            <text:p>8400</text:p>
          </table:table-cell>
          <table:table-cell table:style-name="ce1"/>
          <table:table-cell table:style-name="ce1">
            <draw:frame draw:z-index="1" draw:id="id0" draw:style-name="a0" draw:name="Gráfico 4" svg:x="0.12283in" svg:y="0.1291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 office:value-type="string" table:style-name="ce5">
            <text:p>Segurs</text:p>
          </table:table-cell>
          <table:table-cell office:value-type="float" office:value="1000" table:style-name="ce5">
            <text:p>1000</text:p>
          </table:table-cell>
          <table:table-cell table:number-columns-repeated="11" table:style-name="ce5"/>
          <table:table-cell office:value-type="float" office:value="1000" table:formula="of:=SUM([.B13:.M13])" table:style-name="ce4">
            <text:p>1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Devolució capital préstec</text:p>
          </table:table-cell>
          <table:table-cell table:number-columns-repeated="12" table:style-name="ce5"/>
          <table:table-cell office:value-type="float" office:value="0" table:formula="of:=SUM([.B14:.M14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teressos del préstec</text:p>
          </table:table-cell>
          <table:table-cell table:number-columns-repeated="12" table:style-name="ce5"/>
          <table:table-cell office:value-type="float" office:value="0" table:formula="of:=SUM([.B15:.M15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Sou autònom/a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8000" table:formula="of:=SUM([.B16:.M16])" table:style-name="ce4">
            <text:p>18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Seguretat Social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960" table:formula="of:=SUM([.B17:.M17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Aigua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600" table:formula="of:=SUM([.B18:.M18])" table:style-name="ce4">
            <text:p>6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lum</text:p>
          </table:table-cell>
          <table:table-cell office:value-type="float" office:value="250" table:style-name="ce5">
            <text:p>250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5">
            <text:p>250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5">
            <text:p>250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5">
            <text:p>250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5">
            <text:p>250</text:p>
          </table:table-cell>
          <table:table-cell office:value-type="float" office:value="250" table:style-name="ce4">
            <text:p>250</text:p>
          </table:table-cell>
          <table:table-cell office:value-type="float" office:value="250" table:style-name="ce5">
            <text:p>250</text:p>
          </table:table-cell>
          <table:table-cell office:value-type="float" office:value="250" table:style-name="ce4">
            <text:p>250</text:p>
          </table:table-cell>
          <table:table-cell office:value-type="float" office:value="3000" table:formula="of:=SUM([.B19:.M19])" table:style-name="ce4">
            <text:p>30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Telèfon/Internet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80" table:formula="of:=SUM([.B20:.M20])" table:style-name="ce4">
            <text:p>48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Servidores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office:value-type="float" office:value="100" table:formula="of:=SUM([.B21:.M21])" table:style-name="ce4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Impostos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office:value-type="float" office:value="0" table:formula="of:=SUM([.B22:.M22])" table:style-name="ce4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Despeses constitució empresa</text:p>
          </table:table-cell>
          <table:table-cell office:value-type="float" office:value="500" table:style-name="ce4">
            <text:p>500</text:p>
          </table:table-cell>
          <table:table-cell table:number-columns-repeated="11" table:style-name="ce4"/>
          <table:table-cell office:value-type="float" office:value="500" table:formula="of:=SUM([.B23:.M23])" table:style-name="ce4">
            <text:p>500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TOTAL EIXIDES</text:p>
          </table:table-cell>
          <table:table-cell office:value-type="float" office:value="6620" table:formula="of:=SUM([.B9:.B23])" table:style-name="ce11">
            <text:p>6620</text:p>
          </table:table-cell>
          <table:table-cell office:value-type="float" office:value="2620" table:formula="of:=SUM([.C9:.C23])" table:style-name="ce11">
            <text:p>2620</text:p>
          </table:table-cell>
          <table:table-cell office:value-type="float" office:value="2620" table:formula="of:=SUM([.D9:.D23])" table:style-name="ce11">
            <text:p>2620</text:p>
          </table:table-cell>
          <table:table-cell office:value-type="float" office:value="2620" table:formula="of:=SUM([.E9:.E23])" table:style-name="ce11">
            <text:p>2620</text:p>
          </table:table-cell>
          <table:table-cell office:value-type="float" office:value="2620" table:formula="of:=SUM([.F9:.F23])" table:style-name="ce11">
            <text:p>2620</text:p>
          </table:table-cell>
          <table:table-cell office:value-type="float" office:value="2620" table:formula="of:=SUM([.G9:.G23])" table:style-name="ce11">
            <text:p>2620</text:p>
          </table:table-cell>
          <table:table-cell office:value-type="float" office:value="2620" table:formula="of:=SUM([.H9:.H23])" table:style-name="ce11">
            <text:p>2620</text:p>
          </table:table-cell>
          <table:table-cell office:value-type="float" office:value="2620" table:formula="of:=SUM([.I9:.I23])" table:style-name="ce11">
            <text:p>2620</text:p>
          </table:table-cell>
          <table:table-cell office:value-type="float" office:value="2620" table:formula="of:=SUM([.J9:.J23])" table:style-name="ce11">
            <text:p>2620</text:p>
          </table:table-cell>
          <table:table-cell office:value-type="float" office:value="2620" table:formula="of:=SUM([.K9:.K23])" table:style-name="ce11">
            <text:p>2620</text:p>
          </table:table-cell>
          <table:table-cell office:value-type="float" office:value="2620" table:formula="of:=SUM([.L9:.L23])" table:style-name="ce11">
            <text:p>2620</text:p>
          </table:table-cell>
          <table:table-cell office:value-type="float" office:value="2620" table:formula="of:=SUM([.M9:.M23])" table:style-name="ce11">
            <text:p>2620</text:p>
          </table:table-cell>
          <table:table-cell office:value-type="float" office:value="35440" table:formula="of:=SUM([.N9:.N23])" table:style-name="ce11">
            <text:p>35440</text:p>
          </table:table-cell>
          <table:table-cell table:number-columns-repeated="16370" table:style-name="ce12"/>
        </table:table-row>
        <table:table-row table:style-name="ro1">
          <table:table-cell office:value-type="string" table:style-name="ce13">
            <text:p>ENTRADES – EIXIDES</text:p>
          </table:table-cell>
          <table:table-cell office:value-type="float" office:value="18380" table:formula="of:=[.B7]-[.B24]" table:style-name="ce14">
            <text:p>18380</text:p>
          </table:table-cell>
          <table:table-cell office:value-type="float" office:value="-2620" table:formula="of:=[.C7]-[.C24]" table:style-name="ce14">
            <text:p>-2620</text:p>
          </table:table-cell>
          <table:table-cell office:value-type="float" office:value="-2620" table:formula="of:=[.D7]-[.D24]" table:style-name="ce14">
            <text:p>-2620</text:p>
          </table:table-cell>
          <table:table-cell office:value-type="float" office:value="-2620" table:formula="of:=[.E7]-[.E24]" table:style-name="ce14">
            <text:p>-2620</text:p>
          </table:table-cell>
          <table:table-cell office:value-type="float" office:value="-2620" table:formula="of:=[.F7]-[.F24]" table:style-name="ce14">
            <text:p>-2620</text:p>
          </table:table-cell>
          <table:table-cell office:value-type="float" office:value="17380" table:formula="of:=[.G7]-[.G24]" table:style-name="ce14">
            <text:p>17380</text:p>
          </table:table-cell>
          <table:table-cell office:value-type="float" office:value="-2620" table:formula="of:=[.H7]-[.H24]" table:style-name="ce14">
            <text:p>-2620</text:p>
          </table:table-cell>
          <table:table-cell office:value-type="float" office:value="-2620" table:formula="of:=[.I7]-[.I24]" table:style-name="ce14">
            <text:p>-2620</text:p>
          </table:table-cell>
          <table:table-cell office:value-type="float" office:value="-2620" table:formula="of:=[.J7]-[.J24]" table:style-name="ce14">
            <text:p>-2620</text:p>
          </table:table-cell>
          <table:table-cell office:value-type="float" office:value="-2620" table:formula="of:=[.K7]-[.K24]" table:style-name="ce14">
            <text:p>-2620</text:p>
          </table:table-cell>
          <table:table-cell office:value-type="float" office:value="-2620" table:formula="of:=[.L7]-[.L24]" table:style-name="ce14">
            <text:p>-2620</text:p>
          </table:table-cell>
          <table:table-cell office:value-type="float" office:value="7380" table:formula="of:=[.M7]-[.M24]" table:style-name="ce14">
            <text:p>7380</text:p>
          </table:table-cell>
          <table:table-cell table:style-name="ce14"/>
          <table:table-cell table:number-columns-repeated="16370"/>
        </table:table-row>
        <table:table-row table:style-name="ro1">
          <table:table-cell office:value-type="string" table:style-name="ce7">
            <text:p>SALDO</text:p>
          </table:table-cell>
          <table:table-cell office:value-type="float" office:value="18380" table:formula="of:=[.B25]" table:style-name="ce7">
            <text:p>18380</text:p>
          </table:table-cell>
          <table:table-cell office:value-type="float" office:value="15760" table:formula="of:=[.B26]+[.C25]" table:style-name="ce7">
            <text:p>15760</text:p>
          </table:table-cell>
          <table:table-cell office:value-type="float" office:value="13140" table:formula="of:=[.C26]+[.D25]" table:style-name="ce7">
            <text:p>13140</text:p>
          </table:table-cell>
          <table:table-cell office:value-type="float" office:value="10520" table:formula="of:=[.D26]+[.E25]" table:style-name="ce7">
            <text:p>10520</text:p>
          </table:table-cell>
          <table:table-cell office:value-type="float" office:value="7900" table:formula="of:=[.E26]+[.F25]" table:style-name="ce7">
            <text:p>7900</text:p>
          </table:table-cell>
          <table:table-cell office:value-type="float" office:value="25280" table:formula="of:=[.F26]+[.G25]" table:style-name="ce7">
            <text:p>25280</text:p>
          </table:table-cell>
          <table:table-cell office:value-type="float" office:value="22660" table:formula="of:=[.G26]+[.H25]" table:style-name="ce7">
            <text:p>22660</text:p>
          </table:table-cell>
          <table:table-cell office:value-type="float" office:value="20040" table:formula="of:=[.H26]+[.I25]" table:style-name="ce7">
            <text:p>20040</text:p>
          </table:table-cell>
          <table:table-cell office:value-type="float" office:value="17420" table:formula="of:=[.I26]+[.J25]" table:style-name="ce7">
            <text:p>17420</text:p>
          </table:table-cell>
          <table:table-cell office:value-type="float" office:value="14800" table:formula="of:=[.J26]+[.K25]" table:style-name="ce7">
            <text:p>14800</text:p>
          </table:table-cell>
          <table:table-cell office:value-type="float" office:value="12180" table:formula="of:=[.K26]+[.L25]" table:style-name="ce7">
            <text:p>12180</text:p>
          </table:table-cell>
          <table:table-cell office:value-type="float" office:value="19560" table:formula="of:=[.L26]+[.M25]" table:style-name="ce7">
            <text:p>19560</text:p>
          </table:table-cell>
          <table:table-cell office:value-type="float" office:value="14560" table:formula="of:=[.N7]-[.N24]" table:style-name="ce7">
            <text:p>14560</text:p>
          </table:table-cell>
          <table:table-cell table:number-columns-repeated="16370"/>
        </table:table-row>
        <table:table-row table:style-name="ro2">
          <table:table-cell table:number-columns-repeated="14" table:style-name="ce15"/>
          <table:table-cell table:number-columns-repeated="16370"/>
        </table:table-row>
        <table:table-row table:number-rows-repeated="4" table:style-name="ro2">
          <table:table-cell table:number-columns-repeated="12" table:style-name="ce15"/>
          <table:table-cell table:number-columns-repeated="16372" table:style-name="ce1"/>
        </table:table-row>
        <table:table-row table:style-name="ro2">
          <table:table-cell table:style-name="ce1"/>
          <table:table-cell table:number-columns-repeated="11" table:style-name="ce15"/>
          <table:table-cell table:number-columns-repeated="16372" table:style-name="ce1"/>
        </table:table-row>
        <table:table-row table:number-rows-repeated="6" table:style-name="ro2">
          <table:table-cell table:number-columns-repeated="12" table:style-name="ce15"/>
          <table:table-cell table:number-columns-repeated="16372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5" table:style-name="ce16"/>
          <table:table-cell table:number-columns-repeated="16379"/>
        </table:table-row>
        <table:table-row table:number-rows-repeated="13" table:style-name="ro3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104850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uspenso" style:family="table-cell" style:data-style-name="N0">
      <style:table-cell-properties style:vertical-align="automatic" fo:background-color="#FFCC99"/>
    </style:style>
    <style:style style:name="Text" style:family="table-cell" style:data-style-name="N0">
      <style:table-cell-properties style:vertical-align="automatic" fo:background-color="transparent"/>
    </style:style>
    <style:style style:name="Vaciar" style:family="table-cell" style:data-style-name="N0">
      <style:table-cell-properties style:vertical-align="automatic" fo:background-color="#FFFFFF"/>
      <style:text-properties fo:color="#E6E6E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A</meta:initial-creator>
    <dc:creator>Alejandro</dc:creator>
    <meta:creation-date>2010-03-16T14:57:19Z</meta:creation-date>
    <dc:date>2023-03-18T17:56:08Z</dc:date>
    <meta:print-date>2011-12-21T12:38:21Z</meta:print-date>
    <meta:editing-cycles>103</meta:editing-cycles>
    <meta:editing-duration>PT551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unto Muert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T-PiG-B.$P$8:.$AA$8" chart:class="chart:line" chart:attached-axis="primary-y" chart:style-name="G0S0">
            <chart:data-point chart:repeated="12"/>
          </chart:series>
          <chart:series chart:values-cell-range-address="PT-PiG-B.$P$7:.$AA$7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